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5_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orris Jastrow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anuary 15, 1894</text:p>
      <text:p text:style-name="P5">Month<text:tab/><text:tab/><text:tab/><text:tab/><text:tab/><text:tab/>January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Germantown Jan'y 15. 94/</text:p>
      <text:p text:style-name="P2">Dear Dr Morais! <text:s/>I do not recollect having expressed/ a desire to any one to have an article of mine inserted/ in the Catalogue of the Jewish Theological Seminary./</text:p>
      <text:p text:style-name="P2"><text:tab/>Mr Blumenthal is obviously confounding me with/ somebody else./ <text:s/>Very Respectfully/ Yours/ M Jastrow/</text:p>
      <text:p text:style-name="P2">To the Rev Dr S.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9T13:32:23.24</meta:creation-date>
    <dc:date>2011-12-19T13:34:41.11</dc:date>
    <dc:creator>Penn Libraries</dc:creator>
    <meta:editing-duration>PT00H02M1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4" meta:word-count="217" meta:character-count="1580"/>
  </office:meta>
</office:document-meta>
</file>